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2651" officeooo:paragraph-rsid="0012265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2651" officeooo:paragraph-rsid="0012265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 Network Devices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8:48:04.922789250</meta:creation-date>
    <dc:date>2026-02-28T18:55:56.833614129</dc:date>
    <meta:editing-duration>PT7M54S</meta:editing-duration>
    <meta:editing-cycles>1</meta:editing-cycles>
    <meta:generator>LibreOffice/25.8.4.2$Linux_X86_64 LibreOffice_project/290daaa01b999472f0c7a3890eb6a550fd74c6df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